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Century Gothic" svg:font-family="'Century Gothic'"/>
    <style:font-face style:name="Poppins" svg:font-family="Poppins"/>
    <style:font-face style:name="Roboto" svg:font-family="Roboto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33cm"/>
    </style:style>
    <style:style style:name="co2" style:family="table-column">
      <style:table-column-properties fo:break-before="auto" style:column-width="2.18cm"/>
    </style:style>
    <style:style style:name="co3" style:family="table-column">
      <style:table-column-properties fo:break-before="auto" style:column-width="6.639cm"/>
    </style:style>
    <style:style style:name="co4" style:family="table-column">
      <style:table-column-properties fo:break-before="auto" style:column-width="3.014cm"/>
    </style:style>
    <style:style style:name="co5" style:family="table-column">
      <style:table-column-properties fo:break-before="auto" style:column-width="2.058cm"/>
    </style:style>
    <style:style style:name="co6" style:family="table-column">
      <style:table-column-properties fo:break-before="auto" style:column-width="1.692cm"/>
    </style:style>
    <style:style style:name="co7" style:family="table-column">
      <style:table-column-properties fo:break-before="auto" style:column-width="2.475cm"/>
    </style:style>
    <style:style style:name="co8" style:family="table-column">
      <style:table-column-properties fo:break-before="auto" style:column-width="0.074cm"/>
    </style:style>
    <style:style style:name="co9" style:family="table-column">
      <style:table-column-properties fo:break-before="auto" style:column-width="0.587cm"/>
    </style:style>
    <style:style style:name="co10" style:family="table-column">
      <style:table-column-properties fo:break-before="auto" style:column-width="0.661cm"/>
    </style:style>
    <style:style style:name="ro1" style:family="table-row">
      <style:table-row-properties style:row-height="2.196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609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ta1" style:family="table" style:master-page-name="PageStyle_5f_Diagramme_20_de_20_Gantt">
      <style:table-properties table:display="true" style:writing-mode="lr-tb" tableooo:tab-color="#3d85c6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 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Poppins" fo:font-size="30pt" fo:font-style="normal" fo:text-shadow="none" style:text-underline-style="none" fo:font-weight="bold" style:font-size-asian="30pt" style:font-style-asian="normal" style:font-weight-asian="bold" style:font-name-complex="Poppins" style:font-size-complex="30pt" style:font-style-complex="normal" style:font-weight-complex="bold"/>
    </style:style>
    <style:style style:name="ce8" style:family="table-cell" style:parent-style-name="Default">
      <style:table-cell-properties fo:border-bottom="2.49pt solid #0b5394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Roboto" fo:font-size="30pt" fo:font-style="normal" fo:text-shadow="none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name-complex="Poppins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666666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efefe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" style:family="table-cell" style:parent-style-name="Default">
      <style:table-cell-properties fo:border-bottom="0.74pt solid #cccccc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146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46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name-complex="Poppins" style:font-size-complex="11pt" style:font-style-complex="normal" style:font-weight-complex="bold"/>
    </style:style>
    <style:style style:name="ce18" style:family="table-cell" style:parent-style-name="Default">
      <style:table-cell-properties fo:border-bottom="2.49pt solid #0b5394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d9d9d9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cccccc" fo:background-color="#cc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order-bottom="0.74pt solid #b7b7b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434343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d9d9d9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0.74pt solid 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cccccc" fo:background-color="#cccc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 style:data-style-name="N37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0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0">
      <style:table-cell-properties fo:border-bottom="0.74pt solid #b7b7b7" fo:background-color="#73c79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0.74pt solid #cccccc" fo:background-color="#cccc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ackground-color="#0b5394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9" style:family="table-cell" style:parent-style-name="Default">
      <style:table-cell-properties fo:background-color="#2f75b5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0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1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 style:data-style-name="N10">
      <style:table-cell-properties fo:border-bottom="0.06pt solid #b7b7b7" fo:background-color="#729fcf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b5394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name-complex="Poppins" style:font-size-complex="11pt" style:font-style-complex="normal" style:font-weight-complex="bold"/>
    </style:style>
    <style:style style:name="ce50" style:family="table-cell" style:parent-style-name="Default">
      <style:table-cell-properties fo:border-bottom="2.49pt solid #0b5394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666666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>
      <style:table-cell-properties fo:border-bottom="0.74pt solid #b7b7b7" style:diagonal-bl-tr="none" style:diagonal-tl-br="none" fo:border-left="none" fo:border-right="none" style:rotation-align="none" fo:border-top="0.74pt solid #b7b7b7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145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 style:data-style-name="N145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 style:data-style-name="N145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 style:data-style-name="N145">
      <style:table-cell-properties fo:border-bottom="none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Default" style:data-style-name="N145">
      <style:table-cell-properties fo:background-color="#729fcf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60" style:family="table-cell" style:parent-style-name="Default" style:data-style-name="N3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 style:data-style-name="N10">
      <style:table-cell-properties fo:border-bottom="0.06pt solid #b7b7b7" fo:background-color="#729fcf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b7b7b7" style:diagonal-bl-tr="none" style:diagonal-tl-br="none" fo:border-left="none" fo:border-right="0.74pt solid #b7b7b7" style:rotation-align="none" fo:border-top="0.74pt solid #b7b7b7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-bottom="0.06pt solid #b7b7b7" fo:background-color="#729fcf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70" style:family="table-cell" style:parent-style-name="Default">
      <style:table-cell-properties fo:border-bottom="2.49pt solid #0b5394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37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fo:border-bottom="none" fo:background-color="#45818e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4" style:family="table-cell" style:parent-style-name="Default">
      <style:table-cell-properties fo:background-color="#a2c4c9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5" style:family="table-cell" style:parent-style-name="Default">
      <style:table-cell-properties fo:border-bottom="none" fo:background-color="#d0e0e3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6" style:family="table-cell" style:parent-style-name="Default">
      <style:table-cell-properties style:rotation-align="non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7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7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Poppins" fo:font-size="12pt" fo:font-style="normal" fo:text-shadow="none" style:text-underline-style="none" fo:font-weight="normal" style:font-size-asian="12pt" style:font-style-asian="normal" style:font-weight-asian="normal" style:font-name-complex="Poppins" style:font-size-complex="12pt" style:font-style-complex="normal" style:font-weight-complex="normal"/>
    </style:style>
    <style:style style:name="ce80" style:family="table-cell" style:parent-style-name="Default">
      <style:table-cell-properties fo:border-bottom="none" fo:background-color="#833c0c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1" style:family="table-cell" style:parent-style-name="Default">
      <style:table-cell-properties fo:background-color="#c65911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2" style:family="table-cell" style:parent-style-name="Default">
      <style:table-cell-properties fo:border-bottom="none" fo:background-color="#f8cbad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3" style:family="table-cell" style:parent-style-name="Default">
      <style:table-cell-properties fo:background-color="#729fcf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Default">
      <style:table-cell-properties fo:border-bottom="none" fo:background-color="#806000" style:diagonal-bl-tr="none" style:diagonal-tl-br="none" style:text-align-source="fix" style:repeat-content="false" fo:wrap-option="no-wrap" fo:border-left="0.74pt solid #b7b7b7" style:direction="ltr" fo:border-right="0.74pt solid #cccccc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5" style:family="table-cell" style:parent-style-name="Default">
      <style:table-cell-properties fo:background-color="#bf8f00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6" style:family="table-cell" style:parent-style-name="Default">
      <style:table-cell-properties fo:border-bottom="none" fo:background-color="#ffe699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0" style:family="table-cell" style:parent-style-name="Default">
      <style:table-cell-properties fo:border-bottom="none" style:diagonal-bl-tr="none" style:diagonal-tl-br="none" fo:border-left="none" fo:border-right="0.74pt solid #cccccc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74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2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74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b7b7b7" style:direction="ltr" fo:border-right="0.74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iagramme de Gant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visibility="collapse" table:default-cell-style-name="Default"/>
        <table:table-column table:style-name="co9" table:number-columns-repeated="59" table:default-cell-style-name="Default"/>
        <table:table-column table:style-name="co10" table:default-cell-style-name="Default"/>
        <table:table-row table:style-name="ro1">
          <table:table-cell table:style-name="ce1"/>
          <table:table-cell table:style-name="ce7"/>
          <table:table-cell table:style-name="ce17" table:number-columns-repeated="3"/>
          <table:table-cell table:style-name="ce1" table:number-columns-repeated="2"/>
          <table:table-cell table:style-name="ce17"/>
          <table:table-cell table:style-name="ce49"/>
          <table:table-cell table:style-name="ce59"/>
          <table:table-cell table:style-name="ce65"/>
          <table:table-cell table:style-name="ce66"/>
          <table:table-cell table:style-name="ce65" table:number-columns-repeated="2"/>
          <table:table-cell table:style-name="ce1" table:number-columns-repeated="15"/>
          <table:table-cell table:style-name="ce78" table:number-columns-repeated="9"/>
          <table:table-cell table:style-name="ce1" table:number-columns-repeated="31"/>
        </table:table-row>
        <table:table-row table:style-name="ro2">
          <table:table-cell table:style-name="ce1"/>
          <table:table-cell table:style-name="ce8" office:value-type="string" calcext:value-type="string" table:number-columns-spanned="7" table:number-rows-spanned="1">
            <text:p>MODÈLE DE DIAGRAMME DE GANTT</text:p>
          </table:table-cell>
          <table:covered-table-cell table:number-columns-repeated="6" table:style-name="ce18"/>
          <table:table-cell table:style-name="ce50" office:value-type="string" calcext:value-type="string" table:number-columns-spanned="6" table:number-rows-spanned="1">
            <text:p>Astuce de </text:p>
            <text:p>Smartsheet ➜</text:p>
          </table:table-cell>
          <table:covered-table-cell table:number-columns-repeated="5" table:style-name="ce18"/>
          <table:table-cell table:style-name="ce70" office:value-type="string" calcext:value-type="string" table:number-columns-spanned="19" table:number-rows-spanned="1">
            <text:p>La chronologie visuelle d'un diagramme de Gantt donne un aperçu détaillé des tâches et des dépendances d'un projet. </text:p>
          </table:table-cell>
          <table:covered-table-cell table:number-columns-repeated="18" table:style-name="ce18"/>
          <table:table-cell table:style-name="ce79" table:number-columns-repeated="5"/>
          <table:table-cell table:style-name="ce1" table:number-columns-repeated="31"/>
        </table:table-row>
        <table:table-row table:style-name="ro2">
          <table:table-cell table:style-name="ce1"/>
          <table:table-cell table:style-name="ce9" table:number-columns-repeated="2"/>
          <table:table-cell table:style-name="ce22" table:number-columns-repeated="5"/>
          <table:table-cell table:style-name="ce51" table:number-columns-repeated="4"/>
          <table:table-cell table:style-name="ce68" table:number-columns-repeated="3"/>
          <table:table-cell table:style-name="ce1" table:number-columns-repeated="14"/>
          <table:table-cell table:style-name="ce78" table:number-columns-repeated="9"/>
          <table:table-cell table:style-name="ce1" table:number-columns-repeated="31"/>
        </table:table-row>
        <table:table-row table:style-name="ro2">
          <table:table-cell table:style-name="ce1"/>
          <table:table-cell table:style-name="ce10" office:value-type="string" calcext:value-type="string" table:number-columns-spanned="2" table:number-rows-spanned="1">
            <text:p>TITRE DU PROJET</text:p>
          </table:table-cell>
          <table:covered-table-cell table:style-name="ce19"/>
          <table:table-cell table:style-name="ce23" office:value-type="string" calcext:value-type="string" table:number-columns-spanned="4" table:number-rows-spanned="1">
            <text:p>Othello</text:p>
          </table:table-cell>
          <table:covered-table-cell table:number-columns-repeated="3" table:style-name="ce19"/>
          <table:table-cell table:style-name="ce36"/>
          <table:table-cell table:style-name="ce52" table:number-columns-spanned="7" table:number-rows-spanned="1"/>
          <table:covered-table-cell table:number-columns-repeated="6"/>
          <table:table-cell table:style-name="ce71" table:number-columns-spanned="13" table:number-rows-spanned="1"/>
          <table:covered-table-cell table:number-columns-repeated="12"/>
          <table:table-cell table:style-name="ce77"/>
          <table:table-cell table:style-name="ce78" table:number-columns-repeated="9"/>
          <table:table-cell table:style-name="ce1" table:number-columns-repeated="31"/>
        </table:table-row>
        <table:table-row table:style-name="ro2">
          <table:table-cell table:style-name="ce1"/>
          <table:table-cell table:style-name="ce10" office:value-type="string" calcext:value-type="string" table:number-columns-spanned="2" table:number-rows-spanned="1">
            <text:p>CHEF DE PROJET</text:p>
          </table:table-cell>
          <table:covered-table-cell table:style-name="ce19"/>
          <table:table-cell table:style-name="ce24" office:value-type="string" calcext:value-type="string" table:number-columns-spanned="4" table:number-rows-spanned="1">
            <text:p>moimoimoi</text:p>
          </table:table-cell>
          <table:covered-table-cell table:number-columns-repeated="3" table:style-name="ce19"/>
          <table:table-cell table:style-name="ce37"/>
          <table:table-cell table:style-name="ce52" table:number-columns-spanned="7" table:number-rows-spanned="1"/>
          <table:covered-table-cell table:number-columns-repeated="6"/>
          <table:table-cell table:style-name="ce72" table:number-columns-spanned="12" table:number-rows-spanned="1"/>
          <table:covered-table-cell table:number-columns-repeated="11"/>
          <table:table-cell table:style-name="ce76"/>
          <table:table-cell table:style-name="ce77"/>
          <table:table-cell table:style-name="ce1" table:number-columns-repeated="8"/>
          <table:table-cell table:style-name="ce77"/>
          <table:table-cell table:style-name="ce1" table:number-columns-repeated="31"/>
        </table:table-row>
        <table:table-row table:style-name="ro2">
          <table:table-cell table:style-name="ce2"/>
          <table:table-cell table:style-name="ce10" office:value-type="string" calcext:value-type="string" table:number-columns-spanned="2" table:number-rows-spanned="1">
            <text:p>DOCUMENTALISTE</text:p>
          </table:table-cell>
          <table:covered-table-cell table:style-name="ce19"/>
          <table:table-cell table:style-name="ce24" office:value-type="string" calcext:value-type="string" table:number-columns-spanned="4" table:number-rows-spanned="1">
            <text:p>luiluilui</text:p>
          </table:table-cell>
          <table:covered-table-cell table:number-columns-repeated="3" table:style-name="ce19"/>
          <table:table-cell table:style-name="ce30"/>
          <table:table-cell table:style-name="ce11" table:number-columns-repeated="4"/>
          <table:table-cell table:style-name="ce2" table:number-columns-repeated="57"/>
        </table:table-row>
        <table:table-row table:style-name="ro2">
          <table:table-cell table:style-name="ce2"/>
          <table:table-cell table:style-name="ce11" table:number-columns-repeated="5"/>
          <table:table-cell table:style-name="ce30" table:number-columns-repeated="2"/>
          <table:table-cell table:style-name="ce11" table:number-columns-repeated="4"/>
          <table:table-cell table:style-name="ce2" table:number-columns-repeated="57"/>
        </table:table-row>
        <table:table-row table:style-name="ro3">
          <table:table-cell table:style-name="ce3"/>
          <table:table-cell table:style-name="ce12" office:value-type="string" calcext:value-type="string" table:number-columns-spanned="1" table:number-rows-spanned="3">
            <text:p>NUMÉRO</text:p>
          </table:table-cell>
          <table:table-cell table:style-name="ce12" office:value-type="string" calcext:value-type="string" table:number-columns-spanned="1" table:number-rows-spanned="3">
            <text:p>TITRE DE LA TÂCHE</text:p>
          </table:table-cell>
          <table:table-cell table:style-name="ce12" office:value-type="string" calcext:value-type="string" table:number-columns-spanned="1" table:number-rows-spanned="3">
            <text:p>DATE DE DÉBUT</text:p>
          </table:table-cell>
          <table:table-cell table:style-name="ce12" office:value-type="string" calcext:value-type="string" table:number-columns-spanned="1" table:number-rows-spanned="3">
            <text:p>DATE LIMITE</text:p>
          </table:table-cell>
          <table:table-cell table:style-name="ce12" office:value-type="string" calcext:value-type="string" table:number-columns-spanned="1" table:number-rows-spanned="3">
            <text:p>DURÉE</text:p>
          </table:table-cell>
          <table:table-cell table:style-name="ce12" office:value-type="string" calcext:value-type="string" table:number-columns-spanned="1" table:number-rows-spanned="3">
            <text:p>TÂCHE TERMINÉE (EN %)</text:p>
          </table:table-cell>
          <table:table-cell table:style-name="ce38" office:value-type="string" calcext:value-type="string" table:number-columns-spanned="15" table:number-rows-spanned="1">
            <text:p>PHASE UNE</text:p>
          </table:table-cell>
          <table:covered-table-cell table:number-columns-repeated="14"/>
          <table:table-cell table:style-name="ce73" office:value-type="string" calcext:value-type="string" table:number-columns-spanned="15" table:number-rows-spanned="1">
            <text:p>PHASE DEUX</text:p>
          </table:table-cell>
          <table:covered-table-cell table:number-columns-repeated="14"/>
          <table:table-cell table:style-name="ce80" office:value-type="string" calcext:value-type="string" table:number-columns-spanned="15" table:number-rows-spanned="1">
            <text:p>PHASE TROIS</text:p>
          </table:table-cell>
          <table:covered-table-cell table:number-columns-repeated="14"/>
          <table:table-cell table:style-name="ce84" office:value-type="string" calcext:value-type="string" table:number-columns-spanned="15" table:number-rows-spanned="1">
            <text:p>PHASE QUATRE</text:p>
          </table:table-cell>
          <table:covered-table-cell table:number-columns-repeated="13"/>
          <table:covered-table-cell table:style-name="ce90"/>
          <table:table-cell table:style-name="ce2"/>
          <table:table-cell/>
        </table:table-row>
        <table:table-row table:style-name="ro3">
          <table:table-cell table:style-name="ce4"/>
          <table:covered-table-cell table:number-columns-repeated="6"/>
          <table:table-cell table:style-name="ce39" office:value-type="string" calcext:value-type="string" table:number-columns-spanned="5" table:number-rows-spanned="1">
            <text:p>SEMAINE 1</text:p>
          </table:table-cell>
          <table:covered-table-cell table:number-columns-repeated="3" table:style-name="ce53"/>
          <table:covered-table-cell table:style-name="ce67"/>
          <table:table-cell table:style-name="ce39" office:value-type="string" calcext:value-type="string" table:number-columns-spanned="5" table:number-rows-spanned="1">
            <text:p>SEMAINE 2</text:p>
          </table:table-cell>
          <table:covered-table-cell table:number-columns-repeated="3" table:style-name="ce53"/>
          <table:covered-table-cell table:style-name="ce67"/>
          <table:table-cell table:style-name="ce39" office:value-type="string" calcext:value-type="string" table:number-columns-spanned="5" table:number-rows-spanned="1">
            <text:p>SEMAINE 3</text:p>
          </table:table-cell>
          <table:covered-table-cell table:number-columns-repeated="3" table:style-name="ce53"/>
          <table:covered-table-cell table:style-name="ce67"/>
          <table:table-cell table:style-name="ce74" office:value-type="string" calcext:value-type="string" table:number-columns-spanned="5" table:number-rows-spanned="1">
            <text:p>SEMAINE 4</text:p>
          </table:table-cell>
          <table:covered-table-cell table:number-columns-repeated="3" table:style-name="ce53"/>
          <table:covered-table-cell table:style-name="ce67"/>
          <table:table-cell table:style-name="ce74" office:value-type="string" calcext:value-type="string" table:number-columns-spanned="5" table:number-rows-spanned="1">
            <text:p>SEMAINE 5</text:p>
          </table:table-cell>
          <table:covered-table-cell table:number-columns-repeated="3" table:style-name="ce53"/>
          <table:covered-table-cell table:style-name="ce67"/>
          <table:table-cell table:style-name="ce74" office:value-type="string" calcext:value-type="string" table:number-columns-spanned="5" table:number-rows-spanned="1">
            <text:p>SEMAINE 6</text:p>
          </table:table-cell>
          <table:covered-table-cell table:number-columns-repeated="3" table:style-name="ce53"/>
          <table:covered-table-cell table:style-name="ce67"/>
          <table:table-cell table:style-name="ce81" office:value-type="string" calcext:value-type="string" table:number-columns-spanned="5" table:number-rows-spanned="1">
            <text:p>SEMAINE 7</text:p>
          </table:table-cell>
          <table:covered-table-cell table:number-columns-repeated="3" table:style-name="ce53"/>
          <table:covered-table-cell table:style-name="ce67"/>
          <table:table-cell table:style-name="ce81" office:value-type="string" calcext:value-type="string" table:number-columns-spanned="5" table:number-rows-spanned="1">
            <text:p>SEMAINE 8</text:p>
          </table:table-cell>
          <table:covered-table-cell table:number-columns-repeated="3" table:style-name="ce53"/>
          <table:covered-table-cell table:style-name="ce67"/>
          <table:table-cell table:style-name="ce81" office:value-type="string" calcext:value-type="string" table:number-columns-spanned="5" table:number-rows-spanned="1">
            <text:p>SEMAINE 9</text:p>
          </table:table-cell>
          <table:covered-table-cell table:number-columns-repeated="3" table:style-name="ce53"/>
          <table:covered-table-cell table:style-name="ce67"/>
          <table:table-cell table:style-name="ce85" office:value-type="string" calcext:value-type="string" table:number-columns-spanned="5" table:number-rows-spanned="1">
            <text:p>SEMAINE 10</text:p>
          </table:table-cell>
          <table:covered-table-cell table:number-columns-repeated="3" table:style-name="ce53"/>
          <table:covered-table-cell table:style-name="ce67"/>
          <table:table-cell table:style-name="ce85" office:value-type="string" calcext:value-type="string" table:number-columns-spanned="5" table:number-rows-spanned="1">
            <text:p>SEMAINE 11</text:p>
          </table:table-cell>
          <table:covered-table-cell table:number-columns-repeated="3" table:style-name="ce53"/>
          <table:covered-table-cell table:style-name="ce67"/>
          <table:table-cell table:style-name="ce85" office:value-type="string" calcext:value-type="string" table:number-columns-spanned="5" table:number-rows-spanned="1">
            <text:p>SEMAINE 12</text:p>
          </table:table-cell>
          <table:covered-table-cell table:number-columns-repeated="3" table:style-name="ce53"/>
          <table:covered-table-cell table:style-name="ce67"/>
          <table:table-cell table:style-name="ce4"/>
          <table:table-cell/>
        </table:table-row>
        <table:table-row table:style-name="ro3">
          <table:table-cell table:style-name="ce5"/>
          <table:covered-table-cell table:number-columns-repeated="6"/>
          <table:table-cell table:style-name="ce40" office:value-type="string" calcext:value-type="string">
            <text:p>L</text:p>
          </table:table-cell>
          <table:table-cell table:number-columns-repeated="2" table:style-name="ce40" office:value-type="string" calcext:value-type="string">
            <text:p>M</text:p>
          </table:table-cell>
          <table:table-cell table:style-name="ce40" office:value-type="string" calcext:value-type="string">
            <text:p>J</text:p>
          </table:table-cell>
          <table:table-cell table:style-name="ce40" office:value-type="string" calcext:value-type="string">
            <text:p>V</text:p>
          </table:table-cell>
          <table:table-cell table:style-name="ce40" office:value-type="string" calcext:value-type="string">
            <text:p>L</text:p>
          </table:table-cell>
          <table:table-cell table:number-columns-repeated="2" table:style-name="ce40" office:value-type="string" calcext:value-type="string">
            <text:p>M</text:p>
          </table:table-cell>
          <table:table-cell table:style-name="ce40" office:value-type="string" calcext:value-type="string">
            <text:p>J</text:p>
          </table:table-cell>
          <table:table-cell table:style-name="ce40" office:value-type="string" calcext:value-type="string">
            <text:p>V</text:p>
          </table:table-cell>
          <table:table-cell table:style-name="ce40" office:value-type="string" calcext:value-type="string">
            <text:p>L</text:p>
          </table:table-cell>
          <table:table-cell table:number-columns-repeated="2" table:style-name="ce40" office:value-type="string" calcext:value-type="string">
            <text:p>M</text:p>
          </table:table-cell>
          <table:table-cell table:style-name="ce40" office:value-type="string" calcext:value-type="string">
            <text:p>J</text:p>
          </table:table-cell>
          <table:table-cell table:style-name="ce40" office:value-type="string" calcext:value-type="string">
            <text:p>V</text:p>
          </table:table-cell>
          <table:table-cell table:style-name="ce75" office:value-type="string" calcext:value-type="string">
            <text:p>L</text:p>
          </table:table-cell>
          <table:table-cell table:number-columns-repeated="2" table:style-name="ce75" office:value-type="string" calcext:value-type="string">
            <text:p>M</text:p>
          </table:table-cell>
          <table:table-cell table:style-name="ce75" office:value-type="string" calcext:value-type="string">
            <text:p>J</text:p>
          </table:table-cell>
          <table:table-cell table:style-name="ce75" office:value-type="string" calcext:value-type="string">
            <text:p>V</text:p>
          </table:table-cell>
          <table:table-cell table:style-name="ce75" office:value-type="string" calcext:value-type="string">
            <text:p>L</text:p>
          </table:table-cell>
          <table:table-cell table:number-columns-repeated="2" table:style-name="ce75" office:value-type="string" calcext:value-type="string">
            <text:p>M</text:p>
          </table:table-cell>
          <table:table-cell table:style-name="ce75" office:value-type="string" calcext:value-type="string">
            <text:p>J</text:p>
          </table:table-cell>
          <table:table-cell table:style-name="ce75" office:value-type="string" calcext:value-type="string">
            <text:p>V</text:p>
          </table:table-cell>
          <table:table-cell table:style-name="ce75" office:value-type="string" calcext:value-type="string">
            <text:p>L</text:p>
          </table:table-cell>
          <table:table-cell table:number-columns-repeated="2" table:style-name="ce75" office:value-type="string" calcext:value-type="string">
            <text:p>M</text:p>
          </table:table-cell>
          <table:table-cell table:style-name="ce75" office:value-type="string" calcext:value-type="string">
            <text:p>J</text:p>
          </table:table-cell>
          <table:table-cell table:style-name="ce75" office:value-type="string" calcext:value-type="string">
            <text:p>V</text:p>
          </table:table-cell>
          <table:table-cell table:style-name="ce82" office:value-type="string" calcext:value-type="string">
            <text:p>L</text:p>
          </table:table-cell>
          <table:table-cell table:number-columns-repeated="2" table:style-name="ce82" office:value-type="string" calcext:value-type="string">
            <text:p>M</text:p>
          </table:table-cell>
          <table:table-cell table:style-name="ce82" office:value-type="string" calcext:value-type="string">
            <text:p>J</text:p>
          </table:table-cell>
          <table:table-cell table:style-name="ce82" office:value-type="string" calcext:value-type="string">
            <text:p>V</text:p>
          </table:table-cell>
          <table:table-cell table:style-name="ce82" office:value-type="string" calcext:value-type="string">
            <text:p>L</text:p>
          </table:table-cell>
          <table:table-cell table:number-columns-repeated="2" table:style-name="ce82" office:value-type="string" calcext:value-type="string">
            <text:p>M</text:p>
          </table:table-cell>
          <table:table-cell table:style-name="ce82" office:value-type="string" calcext:value-type="string">
            <text:p>J</text:p>
          </table:table-cell>
          <table:table-cell table:style-name="ce82" office:value-type="string" calcext:value-type="string">
            <text:p>V</text:p>
          </table:table-cell>
          <table:table-cell table:style-name="ce82" office:value-type="string" calcext:value-type="string">
            <text:p>L</text:p>
          </table:table-cell>
          <table:table-cell table:number-columns-repeated="2" table:style-name="ce82" office:value-type="string" calcext:value-type="string">
            <text:p>M</text:p>
          </table:table-cell>
          <table:table-cell table:style-name="ce82" office:value-type="string" calcext:value-type="string">
            <text:p>J</text:p>
          </table:table-cell>
          <table:table-cell table:style-name="ce82" office:value-type="string" calcext:value-type="string">
            <text:p>V</text:p>
          </table:table-cell>
          <table:table-cell table:style-name="ce86" office:value-type="string" calcext:value-type="string">
            <text:p>L</text:p>
          </table:table-cell>
          <table:table-cell table:number-columns-repeated="2" table:style-name="ce86" office:value-type="string" calcext:value-type="string">
            <text:p>M</text:p>
          </table:table-cell>
          <table:table-cell table:style-name="ce86" office:value-type="string" calcext:value-type="string">
            <text:p>J</text:p>
          </table:table-cell>
          <table:table-cell table:style-name="ce86" office:value-type="string" calcext:value-type="string">
            <text:p>V</text:p>
          </table:table-cell>
          <table:table-cell table:style-name="ce86" office:value-type="string" calcext:value-type="string">
            <text:p>L</text:p>
          </table:table-cell>
          <table:table-cell table:number-columns-repeated="2" table:style-name="ce86" office:value-type="string" calcext:value-type="string">
            <text:p>M</text:p>
          </table:table-cell>
          <table:table-cell table:style-name="ce86" office:value-type="string" calcext:value-type="string">
            <text:p>J</text:p>
          </table:table-cell>
          <table:table-cell table:style-name="ce86" office:value-type="string" calcext:value-type="string">
            <text:p>V</text:p>
          </table:table-cell>
          <table:table-cell table:style-name="ce86" office:value-type="string" calcext:value-type="string">
            <text:p>L</text:p>
          </table:table-cell>
          <table:table-cell table:number-columns-repeated="2" table:style-name="ce86" office:value-type="string" calcext:value-type="string">
            <text:p>M</text:p>
          </table:table-cell>
          <table:table-cell table:style-name="ce86" office:value-type="string" calcext:value-type="string">
            <text:p>J</text:p>
          </table:table-cell>
          <table:table-cell table:style-name="ce86" office:value-type="string" calcext:value-type="string">
            <text:p>V</text:p>
          </table:table-cell>
          <table:table-cell table:style-name="ce5"/>
          <table:table-cell/>
        </table:table-row>
        <table:table-row table:style-name="ro2">
          <table:table-cell table:style-name="ce2"/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Initialisation</text:p>
          </table:table-cell>
          <table:table-cell table:style-name="ce25" table:number-columns-repeated="4"/>
          <table:table-cell table:style-name="ce41"/>
          <table:table-cell table:style-name="ce54"/>
          <table:table-cell table:style-name="ce60" table:number-columns-repeated="2"/>
          <table:table-cell table:style-name="ce41" table:number-columns-repeated="56"/>
          <table:table-cell table:style-name="ce2"/>
          <table:table-cell/>
        </table:table-row>
        <table:table-row-group>
          <table:table-row table:style-name="ro3">
            <table:table-cell table:style-name="ce6"/>
            <table:table-cell table:style-name="ce14" office:value-type="date" office:date-value="2018-01-01" calcext:value-type="date">
              <text:p>1.1</text:p>
            </table:table-cell>
            <table:table-cell table:style-name="ce21" office:value-type="string" calcext:value-type="string">
              <text:p>Tâche 1</text:p>
            </table:table-cell>
            <table:table-cell table:style-name="ce26" table:number-columns-repeated="2"/>
            <table:table-cell table:style-name="ce28" table:formula="of:=DAYS360([.D12];[.E12])" office:value-type="float" office:value="0" calcext:value-type="float">
              <text:p>0</text:p>
            </table:table-cell>
            <table:table-cell table:style-name="ce31" office:value-type="percentage" office:value="0" calcext:value-type="percentage">
              <text:p>0 %</text:p>
            </table:table-cell>
            <table:table-cell table:style-name="ce42"/>
            <table:table-cell table:style-name="ce55"/>
            <table:table-cell table:style-name="ce61" table:number-columns-repeated="57"/>
            <table:table-cell table:style-name="ce91"/>
            <table:table-cell table:style-name="ce6"/>
            <table:table-cell/>
          </table:table-row>
          <table:table-row table:style-name="ro3">
            <table:table-cell table:style-name="ce6"/>
            <table:table-cell table:style-name="ce15" office:value-type="string" calcext:value-type="string">
              <text:p>1.1.1</text:p>
            </table:table-cell>
            <table:table-cell table:style-name="ce21" office:value-type="string" calcext:value-type="string">
              <text:p>Tâche 2</text:p>
            </table:table-cell>
            <table:table-cell table:style-name="ce26" table:number-columns-repeated="2"/>
            <table:table-cell table:style-name="ce28" table:formula="of:=DAYS360([.D13];[.E13])" office:value-type="float" office:value="0" calcext:value-type="float">
              <text:p>0</text:p>
            </table:table-cell>
            <table:table-cell table:style-name="ce31" office:value-type="percentage" office:value="0" calcext:value-type="percentage">
              <text:p>0 %</text:p>
            </table:table-cell>
            <table:table-cell table:style-name="ce43"/>
            <table:table-cell table:style-name="ce56"/>
            <table:table-cell table:style-name="ce62" table:number-columns-repeated="2"/>
            <table:table-cell table:style-name="ce61" table:number-columns-repeated="11"/>
            <table:table-cell table:style-name="ce62" table:number-columns-repeated="3"/>
            <table:table-cell table:style-name="ce61" table:number-columns-repeated="23"/>
            <table:table-cell table:style-name="ce62" table:number-columns-repeated="7"/>
            <table:table-cell table:style-name="ce61" table:number-columns-repeated="10"/>
            <table:table-cell table:style-name="ce62"/>
            <table:table-cell table:style-name="ce92"/>
            <table:table-cell table:style-name="ce6"/>
            <table:table-cell/>
          </table:table-row>
          <table:table-row table:style-name="ro3">
            <table:table-cell table:style-name="ce6"/>
            <table:table-cell table:style-name="ce14" office:value-type="date" office:date-value="2018-02-01" calcext:value-type="date">
              <text:p>1.2</text:p>
            </table:table-cell>
            <table:table-cell table:style-name="ce21" office:value-type="string" calcext:value-type="string">
              <text:p>Tâche 3</text:p>
            </table:table-cell>
            <table:table-cell table:style-name="ce26" table:number-columns-repeated="2"/>
            <table:table-cell table:style-name="ce28" table:formula="of:=DAYS360([.D14];[.E14])" office:value-type="float" office:value="0" calcext:value-type="float">
              <text:p>0</text:p>
            </table:table-cell>
            <table:table-cell table:style-name="ce31" office:value-type="percentage" office:value="0" calcext:value-type="percentage">
              <text:p>0 %</text:p>
            </table:table-cell>
            <table:table-cell table:style-name="ce43"/>
            <table:table-cell table:style-name="ce56"/>
            <table:table-cell table:style-name="ce62" table:number-columns-repeated="2"/>
            <table:table-cell table:style-name="ce61" table:number-columns-repeated="11"/>
            <table:table-cell table:style-name="ce62" table:number-columns-repeated="3"/>
            <table:table-cell table:style-name="ce61" table:number-columns-repeated="23"/>
            <table:table-cell table:style-name="ce62" table:number-columns-repeated="7"/>
            <table:table-cell table:style-name="ce61" table:number-columns-repeated="10"/>
            <table:table-cell table:style-name="ce62"/>
            <table:table-cell table:style-name="ce92"/>
            <table:table-cell table:style-name="ce6"/>
            <table:table-cell/>
          </table:table-row>
          <table:table-row table:style-name="ro3">
            <table:table-cell table:style-name="ce6"/>
            <table:table-cell table:style-name="ce14" office:value-type="date" office:date-value="2018-03-01" calcext:value-type="date">
              <text:p>1.3</text:p>
            </table:table-cell>
            <table:table-cell table:style-name="ce21" office:value-type="string" calcext:value-type="string">
              <text:p>Tâche 4</text:p>
            </table:table-cell>
            <table:table-cell table:style-name="ce26" table:number-columns-repeated="2"/>
            <table:table-cell table:style-name="ce28" table:formula="of:=DAYS360([.D15];[.E15])" office:value-type="float" office:value="0" calcext:value-type="float">
              <text:p>0</text:p>
            </table:table-cell>
            <table:table-cell table:style-name="ce32" office:value-type="percentage" office:value="0" calcext:value-type="percentage">
              <text:p>0 %</text:p>
            </table:table-cell>
            <table:table-cell table:style-name="ce43"/>
            <table:table-cell table:style-name="ce56"/>
            <table:table-cell table:style-name="ce62" table:number-columns-repeated="2"/>
            <table:table-cell table:style-name="ce61" table:number-columns-repeated="11"/>
            <table:table-cell table:style-name="ce62" table:number-columns-repeated="3"/>
            <table:table-cell table:style-name="ce61" table:number-columns-repeated="23"/>
            <table:table-cell table:style-name="ce62" table:number-columns-repeated="7"/>
            <table:table-cell table:style-name="ce61" table:number-columns-repeated="10"/>
            <table:table-cell table:style-name="ce62"/>
            <table:table-cell table:style-name="ce92"/>
            <table:table-cell table:style-name="ce6"/>
            <table:table-cell/>
          </table:table-row>
          <table:table-row table:style-name="ro3">
            <table:table-cell table:style-name="ce6"/>
            <table:table-cell table:style-name="ce14" office:value-type="date" office:date-value="2018-04-01" calcext:value-type="date">
              <text:p>1.4</text:p>
            </table:table-cell>
            <table:table-cell table:style-name="ce21" office:value-type="string" calcext:value-type="string">
              <text:p>Tâche 5</text:p>
            </table:table-cell>
            <table:table-cell table:style-name="ce26" table:number-columns-repeated="2"/>
            <table:table-cell table:style-name="ce28" table:formula="of:=DAYS360([.D16];[.E16])" office:value-type="float" office:value="0" calcext:value-type="float">
              <text:p>0</text:p>
            </table:table-cell>
            <table:table-cell table:style-name="ce31" office:value-type="percentage" office:value="0" calcext:value-type="percentage">
              <text:p>0 %</text:p>
            </table:table-cell>
            <table:table-cell table:style-name="ce44"/>
            <table:table-cell table:style-name="ce56"/>
            <table:table-cell table:style-name="ce62" table:number-columns-repeated="2"/>
            <table:table-cell table:style-name="ce61" table:number-columns-repeated="11"/>
            <table:table-cell table:style-name="ce62" table:number-columns-repeated="3"/>
            <table:table-cell table:style-name="ce61" table:number-columns-repeated="23"/>
            <table:table-cell table:style-name="ce62" table:number-columns-repeated="7"/>
            <table:table-cell table:style-name="ce61" table:number-columns-repeated="10"/>
            <table:table-cell table:style-name="ce62"/>
            <table:table-cell table:style-name="ce92"/>
            <table:table-cell table:style-name="ce6"/>
            <table:table-cell/>
          </table:table-row>
          <table:table-row table:style-name="ro3">
            <table:table-cell table:style-name="ce6"/>
            <table:table-cell table:style-name="ce14" office:value-type="date" office:date-value="2018-05-01" calcext:value-type="date">
              <text:p>1.5</text:p>
            </table:table-cell>
            <table:table-cell table:style-name="ce21" office:value-type="string" calcext:value-type="string">
              <text:p>Tâche 6</text:p>
            </table:table-cell>
            <table:table-cell table:style-name="ce26" table:number-columns-repeated="2"/>
            <table:table-cell table:style-name="ce28" table:formula="of:=DAYS360([.D17];[.E17])" office:value-type="float" office:value="0" calcext:value-type="float">
              <text:p>0</text:p>
            </table:table-cell>
            <table:table-cell table:style-name="ce31" office:value-type="percentage" office:value="0" calcext:value-type="percentage">
              <text:p>0 %</text:p>
            </table:table-cell>
            <table:table-cell table:style-name="ce45"/>
            <table:table-cell table:style-name="ce56"/>
            <table:table-cell table:style-name="ce62" table:number-columns-repeated="2"/>
            <table:table-cell table:style-name="ce61" table:number-columns-repeated="11"/>
            <table:table-cell table:style-name="ce62" table:number-columns-repeated="3"/>
            <table:table-cell table:style-name="ce61" table:number-columns-repeated="23"/>
            <table:table-cell table:style-name="ce62" table:number-columns-repeated="7"/>
            <table:table-cell table:style-name="ce61" table:number-columns-repeated="10"/>
            <table:table-cell table:style-name="ce62"/>
            <table:table-cell table:style-name="ce92"/>
            <table:table-cell table:style-name="ce6"/>
            <table:table-cell/>
          </table:table-row>
          <table:table-row table:style-name="ro3">
            <table:table-cell table:style-name="ce6"/>
            <table:table-cell table:style-name="ce16" office:value-type="date" office:date-value="2018-06-01" calcext:value-type="date">
              <text:p>1.6</text:p>
            </table:table-cell>
            <table:table-cell table:style-name="ce21" office:value-type="string" calcext:value-type="string">
              <text:p>Tâche 7</text:p>
            </table:table-cell>
            <table:table-cell table:style-name="ce26" table:number-columns-repeated="2"/>
            <table:table-cell table:style-name="ce29" table:formula="of:=DAYS360([.D18];[.E18])" office:value-type="float" office:value="0" calcext:value-type="float">
              <text:p>0</text:p>
            </table:table-cell>
            <table:table-cell table:style-name="ce33" office:value-type="percentage" office:value="0" calcext:value-type="percentage">
              <text:p>0 %</text:p>
            </table:table-cell>
            <table:table-cell table:style-name="ce46"/>
            <table:table-cell table:style-name="ce57"/>
            <table:table-cell table:style-name="ce63" table:number-columns-repeated="2"/>
            <table:table-cell table:style-name="ce61" table:number-columns-repeated="11"/>
            <table:table-cell table:style-name="ce63" table:number-columns-repeated="3"/>
            <table:table-cell table:style-name="ce61" table:number-columns-repeated="23"/>
            <table:table-cell table:style-name="ce63" table:number-columns-repeated="7"/>
            <table:table-cell table:style-name="ce61" table:number-columns-repeated="10"/>
            <table:table-cell table:style-name="ce63"/>
            <table:table-cell table:style-name="ce93"/>
            <table:table-cell table:style-name="ce6"/>
            <table:table-cell/>
          </table:table-row>
        </table:table-row-group>
        <table:table-row table:style-name="ro2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20" office:value-type="string" calcext:value-type="string">
            <text:p>Analyse &amp; Conception</text:p>
          </table:table-cell>
          <table:table-cell table:style-name="ce25" table:number-columns-repeated="4"/>
          <table:table-cell table:style-name="ce41"/>
          <table:table-cell table:style-name="ce54"/>
          <table:table-cell table:style-name="ce60" table:number-columns-repeated="2"/>
          <table:table-cell table:style-name="ce41" table:number-columns-repeated="56"/>
          <table:table-cell table:style-name="ce2"/>
          <table:table-cell/>
        </table:table-row>
        <table:table-row-group>
          <table:table-row table:style-name="ro3">
            <table:table-cell table:style-name="ce6"/>
            <table:table-cell table:style-name="ce14" office:value-type="date" office:date-value="2018-01-02" calcext:value-type="date">
              <text:p>2.1</text:p>
            </table:table-cell>
            <table:table-cell table:style-name="ce21" office:value-type="string" calcext:value-type="string">
              <text:p>analyse structure de donnée</text:p>
            </table:table-cell>
            <table:table-cell table:style-name="ce26" office:value-type="date" office:date-value="2025-01-21" calcext:value-type="date">
              <text:p>21/01/25</text:p>
            </table:table-cell>
            <table:table-cell table:style-name="ce26" office:value-type="date" office:date-value="2025-02-07" calcext:value-type="date">
              <text:p>07/02/25</text:p>
            </table:table-cell>
            <table:table-cell table:style-name="ce28" office:value-type="float" office:value="0" calcext:value-type="float">
              <text:p>0</text:p>
            </table:table-cell>
            <table:table-cell table:style-name="ce31" office:value-type="percentage" office:value="0" calcext:value-type="percentage">
              <text:p>0 %</text:p>
            </table:table-cell>
            <table:table-cell table:style-name="ce47"/>
            <table:table-cell table:style-name="ce55"/>
            <table:table-cell table:style-name="ce64" table:number-columns-repeated="13"/>
            <table:table-cell table:style-name="ce61" table:number-columns-repeated="44"/>
            <table:table-cell table:style-name="ce91"/>
            <table:table-cell table:style-name="ce6"/>
            <table:table-cell/>
          </table:table-row>
          <table:table-row table:style-name="ro3">
            <table:table-cell table:style-name="ce6"/>
            <table:table-cell table:style-name="ce14" office:value-type="date" office:date-value="2018-02-02" calcext:value-type="date">
              <text:p>2.2</text:p>
            </table:table-cell>
            <table:table-cell table:style-name="ce21" office:value-type="string" calcext:value-type="string">
              <text:p>graphisme (SDL)</text:p>
            </table:table-cell>
            <table:table-cell table:style-name="ce26" office:value-type="date" office:date-value="2025-01-24" calcext:value-type="date">
              <text:p>24/01/25</text:p>
            </table:table-cell>
            <table:table-cell table:style-name="ce26" office:value-type="date" office:date-value="2025-02-07" calcext:value-type="date">
              <text:p>07/02/25</text:p>
            </table:table-cell>
            <table:table-cell table:style-name="ce28" office:value-type="float" office:value="0" calcext:value-type="float">
              <text:p>0</text:p>
            </table:table-cell>
            <table:table-cell table:style-name="ce31" office:value-type="percentage" office:value="0" calcext:value-type="percentage">
              <text:p>0 %</text:p>
            </table:table-cell>
            <table:table-cell table:style-name="ce45"/>
            <table:table-cell table:style-name="ce56"/>
            <table:table-cell table:style-name="ce62" table:number-columns-repeated="2"/>
            <table:table-cell table:style-name="ce69" table:number-columns-repeated="11"/>
            <table:table-cell table:style-name="ce61" table:number-columns-repeated="26"/>
            <table:table-cell table:style-name="ce62" table:number-columns-repeated="8"/>
            <table:table-cell table:style-name="ce61" table:number-columns-repeated="6"/>
            <table:table-cell table:style-name="ce62" table:number-columns-repeated="4"/>
            <table:table-cell table:style-name="ce92"/>
            <table:table-cell table:style-name="ce6"/>
            <table:table-cell/>
          </table:table-row>
          <table:table-row table:style-name="ro3">
            <table:table-cell table:style-name="ce6"/>
            <table:table-cell table:style-name="ce14" office:value-type="date" office:date-value="2018-03-02" calcext:value-type="date">
              <text:p>2.3</text:p>
            </table:table-cell>
            <table:table-cell table:style-name="ce21" office:value-type="string" calcext:value-type="string">
              <text:p>règles du jeu</text:p>
            </table:table-cell>
            <table:table-cell table:style-name="ce26" office:value-type="date" office:date-value="2025-01-21" calcext:value-type="date">
              <text:p>21/01/25</text:p>
            </table:table-cell>
            <table:table-cell table:style-name="ce26" office:value-type="date" office:date-value="2025-01-31" calcext:value-type="date">
              <text:p>31/01/25</text:p>
            </table:table-cell>
            <table:table-cell table:style-name="ce28" office:value-type="float" office:value="0" calcext:value-type="float">
              <text:p>0</text:p>
            </table:table-cell>
            <table:table-cell table:style-name="ce31" office:value-type="percentage" office:value="0" calcext:value-type="percentage">
              <text:p>0 %</text:p>
            </table:table-cell>
            <table:table-cell table:style-name="ce48"/>
            <table:table-cell table:style-name="ce58"/>
            <table:table-cell table:style-name="ce48" table:number-columns-repeated="8"/>
            <table:table-cell table:style-name="ce61" table:number-columns-repeated="2"/>
            <table:table-cell table:style-name="ce62" table:number-columns-repeated="2"/>
            <table:table-cell table:style-name="ce61" table:number-columns-repeated="27"/>
            <table:table-cell table:style-name="ce62" table:number-columns-repeated="8"/>
            <table:table-cell table:style-name="ce61" table:number-columns-repeated="6"/>
            <table:table-cell table:style-name="ce62" table:number-columns-repeated="4"/>
            <table:table-cell table:style-name="ce92"/>
            <table:table-cell table:style-name="ce6"/>
            <table:table-cell/>
          </table:table-row>
          <table:table-row table:style-name="ro3">
            <table:table-cell table:style-name="ce6"/>
            <table:table-cell table:style-name="ce14" office:value-type="date" office:date-value="2018-04-02" calcext:value-type="date">
              <text:p>2.4</text:p>
            </table:table-cell>
            <table:table-cell table:style-name="ce21" office:value-type="string" calcext:value-type="string">
              <text:p>Tâche 4</text:p>
            </table:table-cell>
            <table:table-cell table:style-name="ce26" table:number-columns-repeated="2"/>
            <table:table-cell table:style-name="ce28" office:value-type="float" office:value="0" calcext:value-type="float">
              <text:p>0</text:p>
            </table:table-cell>
            <table:table-cell table:style-name="ce32" office:value-type="percentage" office:value="0" calcext:value-type="percentage">
              <text:p>0 %</text:p>
            </table:table-cell>
            <table:table-cell table:style-name="ce45"/>
            <table:table-cell table:style-name="ce56"/>
            <table:table-cell table:style-name="ce62" table:number-columns-repeated="2"/>
            <table:table-cell table:style-name="ce61" table:number-columns-repeated="8"/>
            <table:table-cell table:style-name="ce62" table:number-columns-repeated="2"/>
            <table:table-cell table:style-name="ce61" table:number-columns-repeated="27"/>
            <table:table-cell table:style-name="ce62" table:number-columns-repeated="8"/>
            <table:table-cell table:style-name="ce61" table:number-columns-repeated="6"/>
            <table:table-cell table:style-name="ce62" table:number-columns-repeated="4"/>
            <table:table-cell table:style-name="ce92"/>
            <table:table-cell table:style-name="ce6"/>
            <table:table-cell/>
          </table:table-row>
        </table:table-row-group>
        <table:table-row table:style-name="ro2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20" office:value-type="string" calcext:value-type="string">
            <text:p>Codage &amp; Test</text:p>
          </table:table-cell>
          <table:table-cell table:style-name="ce25" table:number-columns-repeated="3"/>
          <table:table-cell table:style-name="ce34"/>
          <table:table-cell table:style-name="ce41"/>
          <table:table-cell table:style-name="ce54"/>
          <table:table-cell table:style-name="ce60" table:number-columns-repeated="2"/>
          <table:table-cell table:style-name="ce41" table:number-columns-repeated="56"/>
          <table:table-cell table:style-name="ce2"/>
          <table:table-cell/>
        </table:table-row>
        <table:table-row-group>
          <table:table-row table:style-name="ro3">
            <table:table-cell table:style-name="ce6"/>
            <table:table-cell table:style-name="ce14" office:value-type="date" office:date-value="2018-01-03" calcext:value-type="date">
              <text:p>3.1</text:p>
            </table:table-cell>
            <table:table-cell table:style-name="ce21" office:value-type="string" calcext:value-type="string">
              <text:p>jeu dans la console : partie</text:p>
            </table:table-cell>
            <table:table-cell table:style-name="ce26" office:value-type="date" office:date-value="2025-01-31" calcext:value-type="date">
              <text:p>31/01/25</text:p>
            </table:table-cell>
            <table:table-cell table:style-name="ce26" office:value-type="date" office:date-value="2025-02-28" calcext:value-type="date">
              <text:p>28/02/25</text:p>
            </table:table-cell>
            <table:table-cell table:style-name="ce28" office:value-type="float" office:value="0" calcext:value-type="float">
              <text:p>0</text:p>
            </table:table-cell>
            <table:table-cell table:style-name="ce31" office:value-type="percentage" office:value="0" calcext:value-type="percentage">
              <text:p>0 %</text:p>
            </table:table-cell>
            <table:table-cell table:style-name="ce47"/>
            <table:table-cell table:style-name="ce55"/>
            <table:table-cell table:style-name="ce61" table:number-columns-repeated="7"/>
            <table:table-cell table:style-name="ce69" table:number-columns-repeated="11"/>
            <table:table-cell table:style-name="ce61" table:number-columns-repeated="39"/>
            <table:table-cell table:style-name="ce91"/>
            <table:table-cell table:style-name="ce6"/>
            <table:table-cell/>
          </table:table-row>
          <table:table-row table:style-name="ro3">
            <table:table-cell table:style-name="ce6"/>
            <table:table-cell table:style-name="ce14" office:value-type="date" office:date-value="2018-02-03" calcext:value-type="date">
              <text:p>3.2</text:p>
            </table:table-cell>
            <table:table-cell table:style-name="ce21" office:value-type="string" calcext:value-type="string">
              <text:p>jeu dans la console : sauvegarde</text:p>
            </table:table-cell>
            <table:table-cell table:style-name="ce26" table:number-columns-repeated="2"/>
            <table:table-cell table:style-name="ce28" office:value-type="float" office:value="0" calcext:value-type="float">
              <text:p>0</text:p>
            </table:table-cell>
            <table:table-cell table:style-name="ce31" office:value-type="percentage" office:value="0" calcext:value-type="percentage">
              <text:p>0 %</text:p>
            </table:table-cell>
            <table:table-cell table:style-name="ce45"/>
            <table:table-cell table:style-name="ce56"/>
            <table:table-cell table:style-name="ce62" table:number-columns-repeated="2"/>
            <table:table-cell table:style-name="ce61" table:number-columns-repeated="15"/>
            <table:table-cell table:style-name="ce69" table:number-columns-repeated="6"/>
            <table:table-cell table:style-name="ce61" table:number-columns-repeated="15"/>
            <table:table-cell table:style-name="ce62" table:number-columns-repeated="9"/>
            <table:table-cell table:style-name="ce61" table:number-columns-repeated="6"/>
            <table:table-cell table:style-name="ce62" table:number-columns-repeated="4"/>
            <table:table-cell table:style-name="ce92"/>
            <table:table-cell table:style-name="ce6"/>
            <table:table-cell/>
          </table:table-row>
          <table:table-row table:style-name="ro3">
            <table:table-cell table:style-name="ce6"/>
            <table:table-cell table:style-name="ce15" office:value-type="string" calcext:value-type="string">
              <text:p>3.2.1</text:p>
            </table:table-cell>
            <table:table-cell table:style-name="ce21" office:value-type="string" calcext:value-type="string">
              <text:p>jeu dans la console : menu</text:p>
            </table:table-cell>
            <table:table-cell table:style-name="ce26" table:number-columns-repeated="2"/>
            <table:table-cell table:style-name="ce28" office:value-type="float" office:value="0" calcext:value-type="float">
              <text:p>0</text:p>
            </table:table-cell>
            <table:table-cell table:style-name="ce31" office:value-type="percentage" office:value="0" calcext:value-type="percentage">
              <text:p>0 %</text:p>
            </table:table-cell>
            <table:table-cell table:style-name="ce45"/>
            <table:table-cell table:style-name="ce56"/>
            <table:table-cell table:style-name="ce62" table:number-columns-repeated="2"/>
            <table:table-cell table:style-name="ce61" table:number-columns-repeated="5"/>
            <table:table-cell table:style-name="ce69" table:number-columns-repeated="6"/>
            <table:table-cell table:style-name="ce61" table:number-columns-repeated="25"/>
            <table:table-cell table:style-name="ce62" table:number-columns-repeated="9"/>
            <table:table-cell table:style-name="ce61" table:number-columns-repeated="6"/>
            <table:table-cell table:style-name="ce62" table:number-columns-repeated="4"/>
            <table:table-cell table:style-name="ce92"/>
            <table:table-cell table:style-name="ce6"/>
            <table:table-cell/>
          </table:table-row>
          <table:table-row table:style-name="ro3">
            <table:table-cell table:style-name="ce6"/>
            <table:table-cell table:style-name="ce15" office:value-type="string" calcext:value-type="string">
              <text:p>3.2.2</text:p>
            </table:table-cell>
            <table:table-cell table:style-name="ce21" office:value-type="string" calcext:value-type="string">
              <text:p>graphisme</text:p>
            </table:table-cell>
            <table:table-cell table:style-name="ce26" table:number-columns-repeated="2"/>
            <table:table-cell table:style-name="ce28" office:value-type="float" office:value="0" calcext:value-type="float">
              <text:p>0</text:p>
            </table:table-cell>
            <table:table-cell table:style-name="ce32" office:value-type="percentage" office:value="0" calcext:value-type="percentage">
              <text:p>0 %</text:p>
            </table:table-cell>
            <table:table-cell table:style-name="ce45"/>
            <table:table-cell table:style-name="ce56"/>
            <table:table-cell table:style-name="ce62" table:number-columns-repeated="2"/>
            <table:table-cell table:style-name="ce61" table:number-columns-repeated="21"/>
            <table:table-cell table:style-name="ce69" table:number-columns-repeated="15"/>
            <table:table-cell table:style-name="ce62" table:number-columns-repeated="9"/>
            <table:table-cell table:style-name="ce61" table:number-columns-repeated="6"/>
            <table:table-cell table:style-name="ce62" table:number-columns-repeated="4"/>
            <table:table-cell table:style-name="ce92"/>
            <table:table-cell table:style-name="ce6"/>
            <table:table-cell/>
          </table:table-row>
          <table:table-row table:style-name="ro3">
            <table:table-cell table:style-name="ce6"/>
            <table:table-cell table:style-name="ce14" office:value-type="date" office:date-value="2018-03-03" calcext:value-type="date">
              <text:p>3.3</text:p>
            </table:table-cell>
            <table:table-cell table:style-name="ce21" office:value-type="string" calcext:value-type="string">
              <text:p>conception IA</text:p>
            </table:table-cell>
            <table:table-cell table:style-name="ce26" table:number-columns-repeated="2"/>
            <table:table-cell table:style-name="ce28" office:value-type="float" office:value="0" calcext:value-type="float">
              <text:p>0</text:p>
            </table:table-cell>
            <table:table-cell table:style-name="ce31" office:value-type="percentage" office:value="0" calcext:value-type="percentage">
              <text:p>0 %</text:p>
            </table:table-cell>
            <table:table-cell table:style-name="ce45"/>
            <table:table-cell table:style-name="ce56"/>
            <table:table-cell table:style-name="ce62" table:number-columns-repeated="2"/>
            <table:table-cell table:style-name="ce61" table:number-columns-repeated="21"/>
            <table:table-cell table:style-name="ce69" table:number-columns-repeated="15"/>
            <table:table-cell table:style-name="ce62" table:number-columns-repeated="9"/>
            <table:table-cell table:style-name="ce61" table:number-columns-repeated="6"/>
            <table:table-cell table:style-name="ce62" table:number-columns-repeated="4"/>
            <table:table-cell table:style-name="ce92"/>
            <table:table-cell table:style-name="ce6"/>
            <table:table-cell/>
          </table:table-row>
          <table:table-row table:style-name="ro3">
            <table:table-cell table:style-name="ce6"/>
            <table:table-cell table:style-name="ce15" office:value-type="string" calcext:value-type="string">
              <text:p>3.3.1</text:p>
            </table:table-cell>
            <table:table-cell table:style-name="ce21" office:value-type="string" calcext:value-type="string">
              <text:p>tâches bonus (jeu en réseau , tutoriel)</text:p>
            </table:table-cell>
            <table:table-cell table:style-name="ce26" table:number-columns-repeated="2"/>
            <table:table-cell table:style-name="ce28" office:value-type="float" office:value="0" calcext:value-type="float">
              <text:p>0</text:p>
            </table:table-cell>
            <table:table-cell table:style-name="ce31" office:value-type="percentage" office:value="0" calcext:value-type="percentage">
              <text:p>0 %</text:p>
            </table:table-cell>
            <table:table-cell table:style-name="ce45"/>
            <table:table-cell table:style-name="ce56"/>
            <table:table-cell table:style-name="ce62" table:number-columns-repeated="2"/>
            <table:table-cell table:style-name="ce61" table:number-columns-repeated="36"/>
            <table:table-cell table:style-name="ce83" table:number-columns-repeated="20"/>
            <table:table-cell table:style-name="ce6"/>
            <table:table-cell/>
          </table:table-row>
        </table:table-row-group>
        <table:table-row table:style-name="ro2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20" office:value-type="string" calcext:value-type="string">
            <text:p>Livraison</text:p>
          </table:table-cell>
          <table:table-cell table:style-name="ce25" table:number-columns-repeated="3"/>
          <table:table-cell table:style-name="ce34"/>
          <table:table-cell table:style-name="ce41"/>
          <table:table-cell table:style-name="ce54"/>
          <table:table-cell table:style-name="ce60" table:number-columns-repeated="2"/>
          <table:table-cell table:style-name="ce41" table:number-columns-repeated="56"/>
          <table:table-cell table:style-name="ce2"/>
          <table:table-cell/>
        </table:table-row>
        <table:table-row-group>
          <table:table-row table:style-name="ro3">
            <table:table-cell table:style-name="ce6"/>
            <table:table-cell table:style-name="ce14" office:value-type="date" office:date-value="2018-01-04" calcext:value-type="date">
              <text:p>4.1</text:p>
            </table:table-cell>
            <table:table-cell table:style-name="ce21" office:value-type="string" calcext:value-type="string">
              <text:p>Rédaction rapport</text:p>
            </table:table-cell>
            <table:table-cell table:style-name="ce26" table:number-columns-repeated="2"/>
            <table:table-cell table:style-name="ce28" office:value-type="float" office:value="0" calcext:value-type="float">
              <text:p>0</text:p>
            </table:table-cell>
            <table:table-cell table:style-name="ce31" office:value-type="percentage" office:value="0" calcext:value-type="percentage">
              <text:p>0 %</text:p>
            </table:table-cell>
            <table:table-cell table:style-name="ce47"/>
            <table:table-cell table:style-name="ce55"/>
            <table:table-cell table:style-name="ce61" table:number-columns-repeated="28"/>
            <table:table-cell table:style-name="ce69" table:number-columns-repeated="25"/>
            <table:table-cell table:style-name="ce61" table:number-columns-repeated="4"/>
            <table:table-cell table:style-name="ce91"/>
            <table:table-cell table:style-name="ce6"/>
            <table:table-cell/>
          </table:table-row>
          <table:table-row table:style-name="ro3">
            <table:table-cell table:style-name="ce6"/>
            <table:table-cell table:style-name="ce14" office:value-type="date" office:date-value="2018-02-04" calcext:value-type="date">
              <text:p>4.2</text:p>
            </table:table-cell>
            <table:table-cell table:style-name="ce21" office:value-type="string" calcext:value-type="string">
              <text:p>Préparation soutenance</text:p>
            </table:table-cell>
            <table:table-cell table:style-name="ce26" table:number-columns-repeated="2"/>
            <table:table-cell table:style-name="ce28" office:value-type="float" office:value="0" calcext:value-type="float">
              <text:p>0</text:p>
            </table:table-cell>
            <table:table-cell table:style-name="ce31" office:value-type="percentage" office:value="0" calcext:value-type="percentage">
              <text:p>0 %</text:p>
            </table:table-cell>
            <table:table-cell table:style-name="ce45"/>
            <table:table-cell table:style-name="ce56"/>
            <table:table-cell table:style-name="ce62" table:number-columns-repeated="2"/>
            <table:table-cell table:style-name="ce61" table:number-columns-repeated="35"/>
            <table:table-cell table:style-name="ce69" table:number-columns-repeated="21"/>
            <table:table-cell table:style-name="ce6"/>
            <table:table-cell/>
          </table:table-row>
          <table:table-row table:style-name="ro3">
            <table:table-cell table:style-name="ce6"/>
            <table:table-cell table:style-name="ce14" office:value-type="date" office:date-value="2018-03-04" calcext:value-type="date">
              <text:p>4.3</text:p>
            </table:table-cell>
            <table:table-cell table:style-name="ce21" office:value-type="string" calcext:value-type="string">
              <text:p><text:s/></text:p>
            </table:table-cell>
            <table:table-cell table:style-name="ce26" table:number-columns-repeated="2"/>
            <table:table-cell table:style-name="ce28" office:value-type="float" office:value="0" calcext:value-type="float">
              <text:p>0</text:p>
            </table:table-cell>
            <table:table-cell table:style-name="ce31" office:value-type="percentage" office:value="0" calcext:value-type="percentage">
              <text:p>0 %</text:p>
            </table:table-cell>
            <table:table-cell table:style-name="ce45"/>
            <table:table-cell table:style-name="ce56"/>
            <table:table-cell table:style-name="ce62" table:number-columns-repeated="2"/>
            <table:table-cell table:style-name="ce61" table:number-columns-repeated="37"/>
            <table:table-cell table:style-name="ce62" table:number-columns-repeated="18"/>
            <table:table-cell table:style-name="ce92"/>
            <table:table-cell table:style-name="ce6"/>
            <table:table-cell/>
          </table:table-row>
          <table:table-row table:style-name="ro3">
            <table:table-cell table:style-name="ce6"/>
            <table:table-cell table:style-name="ce14" office:value-type="date" office:date-value="2018-04-04" calcext:value-type="date">
              <text:p>4.4</text:p>
            </table:table-cell>
            <table:table-cell table:style-name="ce21" office:value-type="string" calcext:value-type="string">
              <text:p><text:s/></text:p>
            </table:table-cell>
            <table:table-cell table:style-name="ce26" table:number-columns-repeated="2"/>
            <table:table-cell table:style-name="ce28" office:value-type="float" office:value="0" calcext:value-type="float">
              <text:p>0</text:p>
            </table:table-cell>
            <table:table-cell table:style-name="ce32" office:value-type="percentage" office:value="0" calcext:value-type="percentage">
              <text:p>0 %</text:p>
            </table:table-cell>
            <table:table-cell table:style-name="ce45"/>
            <table:table-cell table:style-name="ce56"/>
            <table:table-cell table:style-name="ce62" table:number-columns-repeated="2"/>
            <table:table-cell table:style-name="ce61" table:number-columns-repeated="37"/>
            <table:table-cell table:style-name="ce62" table:number-columns-repeated="18"/>
            <table:table-cell table:style-name="ce92"/>
            <table:table-cell table:style-name="ce6"/>
            <table:table-cell/>
          </table:table-row>
        </table:table-row-group>
        <table:table-row table:style-name="ro2" table:number-rows-repeated="3">
          <table:table-cell table:style-name="ce2" table:number-columns-repeated="6"/>
          <table:table-cell table:style-name="ce35" table:number-columns-repeated="2"/>
          <table:table-cell table:style-name="ce2" table:number-columns-repeated="61"/>
        </table:table-row>
        <table:table-row table:style-name="ro4" table:number-rows-repeated="1048537">
          <table:table-cell table:number-columns-repeated="69"/>
        </table:table-row>
        <table:table-row table:style-name="ro4">
          <table:table-cell table:number-columns-repeated="69"/>
        </table:table-row>
        <calcext:conditional-formats>
          <calcext:conditional-format calcext:target-range-address="'Diagramme de Gantt'.G12:'Diagramme de Gantt'.G18 'Diagramme de Gantt'.G20:'Diagramme de Gantt'.G35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  <calcext:conditional-format calcext:target-range-address="'Diagramme de Gantt'.G12:'Diagramme de Gantt'.G18 'Diagramme de Gantt'.G20:'Diagramme de Gantt'.G35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Century Gothic" svg:font-family="'Century Gothic'"/>
    <style:font-face style:name="Poppins" svg:font-family="Poppins"/>
    <style:font-face style:name="Roboto" svg:font-family="Roboto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8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5">
      <number:text>$</number:text>
      <number:number number:decimal-places="2" loext:min-decimal-places="2" number:min-integer-digits="1" number:grouping="true"/>
    </number:number-style>
    <number:date-style style:name="N146">
      <number:day/>
      <number:text>.</number:text>
      <number:month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4">00/00/0000</text:date>, <text:time style:data-style-name="N2" text:time-value="11:36:29.8529214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iagramme_20_de_20_Gantt" style:display-name="PageStyle_Diagramme de Gant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1-24T11:36:51.049155402</dc:date>
    <meta:editing-duration>PT4M48S</meta:editing-duration>
    <meta:editing-cycles>3</meta:editing-cycles>
    <meta:generator>LibreOffice/6.4.7.2$Linux_X86_64 LibreOffice_project/40$Build-2</meta:generator>
    <meta:document-statistic meta:table-count="1" meta:cell-count="191" meta:object-count="0"/>
  </office:meta>
</office:document-meta>
</file>